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0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3.6999998092651pt" officeooo:rsid="0006f78f" officeooo:paragraph-rsid="001b84da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officeooo:paragraph-rsid="0056edec"/>
    </style:style>
    <style:style style:name="P42" style:family="paragraph" style:parent-style-name="Standard">
      <style:paragraph-properties fo:text-align="start" style:justify-single-word="false"/>
      <style:text-properties officeooo:paragraph-rsid="00655e3a"/>
    </style:style>
    <style:style style:name="P43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44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style:use-window-font-color="true" officeooo:rsid="00093dee"/>
    </style:style>
    <style:style style:name="T9" style:family="text">
      <style:text-properties style:use-window-font-color="true" officeooo:rsid="000ef9f1"/>
    </style:style>
    <style:style style:name="T10" style:family="text">
      <style:text-properties style:use-window-font-color="true" officeooo:rsid="00170ca9"/>
    </style:style>
    <style:style style:name="T11" style:family="text">
      <style:text-properties style:use-window-font-color="true" fo:font-weight="bold" officeooo:rsid="00467276" style:font-weight-asian="bold" style:font-weight-complex="bold"/>
    </style:style>
    <style:style style:name="T12" style:family="text">
      <style:text-properties fo:color="#7e0021"/>
    </style:style>
    <style:style style:name="T13" style:family="text">
      <style:text-properties fo:color="#7e0021" officeooo:rsid="000ef9f1"/>
    </style:style>
    <style:style style:name="T14" style:family="text">
      <style:text-properties fo:color="#7e0021" officeooo:rsid="00093dee"/>
    </style:style>
    <style:style style:name="T15" style:family="text">
      <style:text-properties fo:color="#7e0021" officeooo:rsid="00170ca9"/>
    </style:style>
    <style:style style:name="T16" style:family="text">
      <style:text-properties fo:color="#7e0021" officeooo:rsid="001b84da"/>
    </style:style>
    <style:style style:name="T17" style:family="text">
      <style:text-properties fo:color="#7e0021" fo:font-weight="bold" style:font-weight-asian="bold" style:font-weight-complex="bold"/>
    </style:style>
    <style:style style:name="T18" style:family="text">
      <style:text-properties fo:color="#7e0021" fo:font-weight="bold" officeooo:rsid="001b84da" style:font-weight-asian="bold" style:font-weight-complex="bold"/>
    </style:style>
    <style:style style:name="T19" style:family="text">
      <style:text-properties fo:color="#7e0021" fo:font-weight="bold" officeooo:rsid="0041b83b" style:font-weight-asian="bold" style:font-weight-complex="bold"/>
    </style:style>
    <style:style style:name="T20" style:family="text">
      <style:text-properties fo:color="#7e0021" fo:font-weight="bold" officeooo:rsid="00467276" style:font-weight-asian="bold" style:font-weight-complex="bold"/>
    </style:style>
    <style:style style:name="T21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2" style:family="text">
      <style:text-properties fo:color="#7e0021" fo:language="en" fo:country="US"/>
    </style:style>
    <style:style style:name="T23" style:family="text">
      <style:text-properties fo:color="#7e0021" fo:language="en" fo:country="US" officeooo:rsid="00676c9c"/>
    </style:style>
    <style:style style:name="T24" style:family="text">
      <style:text-properties fo:color="#7e0021" fo:language="en" fo:country="US" officeooo:rsid="0068a065"/>
    </style:style>
    <style:style style:name="T25" style:family="text">
      <style:text-properties fo:color="#7e0021" fo:language="en" fo:country="US" officeooo:rsid="006fc616"/>
    </style:style>
    <style:style style:name="T26" style:family="text">
      <style:text-properties officeooo:rsid="00129aa1"/>
    </style:style>
    <style:style style:name="T27" style:family="text">
      <style:text-properties officeooo:rsid="001a1f53"/>
    </style:style>
    <style:style style:name="T28" style:family="text">
      <style:text-properties officeooo:rsid="001b84da"/>
    </style:style>
    <style:style style:name="T29" style:family="text">
      <style:text-properties officeooo:rsid="0023fdb3"/>
    </style:style>
    <style:style style:name="T30" style:family="text">
      <style:text-properties officeooo:rsid="0026e874"/>
    </style:style>
    <style:style style:name="T31" style:family="text">
      <style:text-properties officeooo:rsid="002845fc"/>
    </style:style>
    <style:style style:name="T32" style:family="text">
      <style:text-properties officeooo:rsid="003b6887"/>
    </style:style>
    <style:style style:name="T33" style:family="text">
      <style:text-properties officeooo:rsid="003de331"/>
    </style:style>
    <style:style style:name="T34" style:family="text">
      <style:text-properties officeooo:rsid="00405750"/>
    </style:style>
    <style:style style:name="T35" style:family="text">
      <style:text-properties officeooo:rsid="004a477c"/>
    </style:style>
    <style:style style:name="T36" style:family="text">
      <style:text-properties officeooo:rsid="004b9dc5" style:language-asian="zh" style:country-asian="TW"/>
    </style:style>
    <style:style style:name="T37" style:family="text">
      <style:text-properties officeooo:rsid="004d4f73"/>
    </style:style>
    <style:style style:name="T38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39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3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4" style:family="text">
      <style:text-properties fo:language="en" fo:country="US"/>
    </style:style>
    <style:style style:name="T45" style:family="text">
      <style:text-properties fo:language="en" fo:country="US" officeooo:rsid="006aa6cb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fo:language="en" fo:country="US" fo:font-weight="normal" officeooo:rsid="006aa6cb" style:font-weight-asian="normal" style:font-weight-complex="normal"/>
    </style:style>
    <style:style style:name="T48" style:family="text">
      <style:text-properties officeooo:rsid="005dcbaa"/>
    </style:style>
    <style:style style:name="T49" style:family="text">
      <style:text-properties officeooo:rsid="005f6d18"/>
    </style:style>
    <style:style style:name="T50" style:family="text">
      <style:text-properties officeooo:rsid="005fc601"/>
    </style:style>
    <style:style style:name="T51" style:family="text">
      <style:text-properties officeooo:rsid="006d549a"/>
    </style:style>
    <style:style style:name="T52" style:family="text">
      <style:text-properties fo:font-weight="normal" officeooo:rsid="005dcbaa" style:font-weight-asian="normal" style:font-weight-complex="normal"/>
    </style:style>
    <style:style style:name="T53" style:family="text">
      <style:text-properties fo:font-weight="normal" officeooo:rsid="006d549a" style:font-weight-asian="normal" style:font-weight-complex="normal"/>
    </style:style>
    <style:style style:name="T54" style:family="text">
      <style:text-properties fo:font-weight="normal" officeooo:rsid="0078b3cf" style:font-weight-asian="normal" style:font-weight-complex="normal"/>
    </style:style>
    <style:style style:name="T55" style:family="text">
      <style:text-properties fo:font-weight="bold" officeooo:rsid="0026e874" style:font-weight-asian="bold" style:font-weight-complex="bold"/>
    </style:style>
    <style:style style:name="T56" style:family="text">
      <style:text-properties fo:font-weight="bold" officeooo:rsid="002845fc" style:font-weight-asian="bold" style:font-weight-complex="bold"/>
    </style:style>
    <style:style style:name="T57" style:family="text">
      <style:text-properties officeooo:rsid="0078b3cf"/>
    </style:style>
    <style:style style:name="T58" style:family="text">
      <style:text-properties fo:color="#314004" fo:font-weight="bold" style:font-weight-asian="bold" style:font-weight-complex="bold"/>
    </style:style>
    <style:style style:name="T59" style:family="text">
      <style:text-properties fo:color="#314004" fo:font-weight="bold" officeooo:rsid="007e1bda" style:font-weight-asian="bold" style:font-weight-complex="bold"/>
    </style:style>
    <style:style style:name="T60" style:family="text">
      <style:text-properties officeooo:rsid="007f5d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<text:span text:style-name="T60">bambooBSC 0.5 </text:span>Install</text:p>
      <text:p text:style-name="P2"/>
      <text:p text:style-name="P1"/>
      <text:p text:style-name="P12">author: Bill chen</text:p>
      <text:p text:style-name="P12">contact: chen.xin.nien@gmail.co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System required</text:p>
      <text:p text:style-name="P34">A. <text:span text:style-name="T12">JDK8</text:span> <text:span text:style-name="T29">( jdk8 is required )</text:span></text:p>
      <text:p text:style-name="P34">B. MySQL <text:span text:style-name="T33">5.1 or later</text:span></text:p>
      <text:p text:style-name="P10"/>
      <text:p text:style-name="P9"/>
      <text:p text:style-name="P8">1. <text:span text:style-name="T2">DataBase</text:span> <text:span text:style-name="T1">setup</text:span></text:p>
      <text:p text:style-name="P3"><text:tab/></text:p>
      <text:p text:style-name="P3"><text:tab/><text:span text:style-name="T3">a. first install </text:span><text:span text:style-name="T5">MySQL Server</text:span></text:p>
      <text:p text:style-name="P4"><text:span text:style-name="T8"><text:tab/>b. config </text:span><text:span text:style-name="T14">max_allowed_packet=16M</text:span></text:p>
      <text:p text:style-name="P5"><text:span text:style-name="T8"><text:tab/></text:span><text:span text:style-name="T9">c. config </text:span><text:span text:style-name="T13">lower_case_table_names = 1</text:span></text:p>
      <text:p text:style-name="P4"/>
      <text:p text:style-name="P4"/>
      <text:p text:style-name="P4"><text:tab/><text:span text:style-name="T26">example for my.ini ( my.cnf )</text:span></text:p>
      <text:p text:style-name="P4"/>
      <text:p text:style-name="P35"><text:tab/>[mysqld]</text:p>
      <text:p text:style-name="P37"><text:tab/>max_allowed_packet=16M</text:p>
      <text:p text:style-name="P38"><text:tab/>lower_case_table_names = 1</text:p>
      <text:p text:style-name="P6"/>
      <text:p text:style-name="P7"><text:span text:style-name="T9"><text:tab/></text:span><text:span text:style-name="T10">d. import bbcore.sql to DataBase</text:span></text:p>
      <text:p text:style-name="P7"><text:span text:style-name="T10"><text:tab/># </text:span><text:span text:style-name="T15">mysql -u root -p</text:span></text:p>
      <text:p text:style-name="P7"><text:span text:style-name="T10"><text:tab/>MYSQL&gt; </text:span><text:span text:style-name="T15">create database bbcore;</text:span></text:p>
      <text:p text:style-name="P7"><text:span text:style-name="T15"><text:tab/></text:span><text:span text:style-name="T10">MYSQL&gt; </text:span><text:span text:style-name="T15">exit;</text:span></text:p>
      <text:p text:style-name="P7"><text:span text:style-name="T10"><text:tab/># </text:span><text:span text:style-name="T15">mysql bbcore -u root -p &lt; bbcore.sql</text:span></text:p>
      <text:p text:style-name="P7"/>
      <text:p text:style-name="P7"/>
      <text:p text:style-name="P7"/>
      <text:p text:style-name="P7"/>
      <text:p text:style-name="P25"><text:soft-page-break/><text:span text:style-name="T27">2</text:span>. <text:span text:style-name="T27">Config settings file</text:span></text:p>
      <text:p text:style-name="P15"><text:tab/><text:span text:style-name="T28">a. modify apache-tomcat-7.0.61\webapps\</text:span><text:span text:style-name="T18">core-web</text:span><text:span text:style-name="T28">\WEB-INF\classes\applicationContext\conf\</text:span><text:span text:style-name="T18">applicationContext-dataSource.properties</text:span></text:p>
      <text:p text:style-name="P15"><text:tab/><text:span text:style-name="T28">b. modify apache-tomcat-7.0.61\webapps\</text:span><text:span text:style-name="T18">gsbsc-web</text:span><text:span text:style-name="T28">\WEB-INF\classes\applicationContext\conf\</text:span><text:span text:style-name="T18">applicationContext-dataSource.properties</text:span></text:p>
      <text:p text:style-name="P16"><text:tab/><text:span text:style-name="T34">c. modify apache-tomcat-7.0.61\webapps\</text:span><text:span text:style-name="T19">qcharts-web</text:span><text:span text:style-name="T34">\WEB-INF\classes\applicationContext\conf\</text:span><text:span text:style-name="T18">applicationContext-dataSource.properties</text:span></text:p>
      <text:p text:style-name="P13"/>
      <text:p text:style-name="P14"><text:span text:style-name="T16"><text:tab/>dataSource.jdbcUrl= </text:span><text:span text:style-name="T12">this options modify success database server address</text:span><text:span text:style-name="T16"><text:line-break/><text:tab/>dataSource.user= </text:span><text:span text:style-name="T12">this options modify mysql account</text:span><text:span text:style-name="T16"><text:line-break/><text:tab/>dataSource.password= </text:span><text:span text:style-name="T12">this options modify mysql password</text:span></text:p>
      <text:p text:style-name="P40"/>
      <text:p text:style-name="P14"/>
      <text:p text:style-name="P26">3. Start</text:p>
      <text:p text:style-name="P26"/>
      <text:p text:style-name="P26"><text:tab/><text:span text:style-name="T54">Windows:</text:span></text:p>
      <text:p text:style-name="P43"><text:tab/>apache-tomcat-7.0.61\bin\catalina.bat run</text:p>
      <text:p text:style-name="P20"><text:tab/>or</text:p>
      <text:p text:style-name="P20"><text:tab/><text:span text:style-name="T4">apache-tomcat-7.0.61\bin\startup.bat</text:span></text:p>
      <text:p text:style-name="P20"/>
      <text:p text:style-name="P20"><text:span text:style-name="T4"><text:tab/></text:span><text:span text:style-name="T57">Linux / *BSD:</text:span></text:p>
      <text:p text:style-name="P21"><text:tab/><text:span text:style-name="T4">apache-tomcat-7.0.61/bin/</text:span><text:span text:style-name="T6">startup.sh</text:span></text:p>
      <text:p text:style-name="P44"><text:tab/></text:p>
      <text:p text:style-name="P20"/>
      <text:p text:style-name="P27">4. Open the Web</text:p>
      <text:p text:style-name="P22"><text:tab/>input url</text:p>
      <text:p text:style-name="P22"><text:tab/><text:span text:style-name="T37">http://127.0.0.1:8080/core-web/pages/way.jsp</text:span></text:p>
      <text:p text:style-name="P22"><text:tab/></text:p>
      <text:p text:style-name="P24"><text:tab/>if way.jsp cannot redirect to login page. change 127.0.0.1:8080/core-web/index.action</text:p>
      <text:p text:style-name="P22"><text:tab/>http://<text:span text:style-name="T36">127.0.0.1</text:span>:8080/core-web/index.action </text:p>
      <text:p text:style-name="P22"/>
      <text:p text:style-name="P22"/>
      <text:p text:style-name="P23"><text:span text:style-name="T12">***</text:span> please use <text:span text:style-name="T58">FireF</text:span><text:span text:style-name="T59">ox</text:span> or <text:span text:style-name="T58">Google chrome</text:span><text:span text:style-name="T17"> . <text:s text:c="2"/></text:span><text:span text:style-name="T7">Not use IE</text:span><text:span text:style-name="T11"> some functions not support </text:span><text:span text:style-name="T20">***</text:span></text:p>
      <text:p text:style-name="P36"/>
      <text:p text:style-name="P39"/>
      <text:p text:style-name="P39"/>
      <text:p text:style-name="P29"><text:soft-page-break/><text:span text:style-name="T30">5</text:span>. <text:span text:style-name="T35">Login account</text:span></text:p>
      <text:p text:style-name="P33"><text:tab/>administrator user</text:p>
      <text:p text:style-name="P32"><text:tab/><text:span text:style-name="T30">account: </text:span><text:span text:style-name="T55">admin</text:span></text:p>
      <text:p text:style-name="P32"><text:tab/><text:span text:style-name="T30">password: </text:span><text:span text:style-name="T55">admin99</text:span></text:p>
      <text:p text:style-name="P32"/>
      <text:p text:style-name="P32"><text:tab/><text:span text:style-name="T35">default user</text:span></text:p>
      <text:p text:style-name="P32"><text:tab/><text:span text:style-name="T31">account: </text:span><text:span text:style-name="T56">tester</text:span></text:p>
      <text:p text:style-name="P32"><text:tab/><text:span text:style-name="T31">password: </text:span><text:span text:style-name="T56">tester</text:span></text:p>
      <text:p text:style-name="P28"/>
      <text:p text:style-name="P28"/>
      <text:p text:style-name="P28"/>
      <text:p text:style-name="P42"><text:span text:style-name="T38">6. modify Application </text:span><text:span text:style-name="T39">site</text:span><text:span text:style-name="T38"> </text:span><text:span text:style-name="T40">settings</text:span><text:span text:style-name="T38"> </text:span><text:span text:style-name="T41">( </text:span><text:bookmark text:name="result_box1"/><text:span text:style-name="T22">If you do not operate this step may </text:span><text:span text:style-name="T25">page will like figure 6-3, error for page request</text:span> <text:s/><text:span text:style-name="T41">)</text:span></text:p>
      <text:p text:style-name="P17">1. click Application site item for menu</text:p>
      <text:p text:style-name="P17">2. Query <text:span text:style-name="T49">( figure 6-1 )</text:span></text:p>
      <text:p text:style-name="P18">3. click modify icons <text:span text:style-name="T49">( figure 6-1 )</text:span></text:p>
      <text:p text:style-name="P17"/>
      <text:p text:style-name="P17"/>
      <text:p text:style-name="P41"><text:span text:style-name="T42">In edit mode, modify Host to </text:span><text:span text:style-name="T43">c</text:span><text:span text:style-name="T44">orrect</text:span> <text:span text:style-name="T42">server </text:span><text:span text:style-name="T21">hostname with server-port</text:span><text:span text:style-name="T42"> , or </text:span><text:span text:style-name="T21">IP address with server-port</text:span></text:p>
      <text:p text:style-name="P19">and click <text:span text:style-name="T12">Save. </text:span><text:span text:style-name="T50">( figure 6-2 )</text:span></text:p>
      <text:p text:style-name="P30"/>
      <text:p text:style-name="P30"><text:bookmark text:name="result_box3"/><text:span text:style-name="T44">After modification, please </text:span><text:span text:style-name="T22">refresh</text:span><text:span text:style-name="T24">( click F5 )</text:span><text:span text:style-name="T22"> the </text:span><text:span text:style-name="T24">WEB</text:span><text:span text:style-name="T44"> to take effect</text:span> </text:p>
      <text:p text:style-name="P30"/>
      <text:p text:style-name="P30"/>
      <text:p text:style-name="P30"><text:bookmark text:name="result_box"/><text:span text:style-name="T44">Need to change the settings, including</text:span> </text:p>
      <text:p text:style-name="P31"><text:tab/>A. <text:span text:style-name="T12">CORE</text:span></text:p>
      <text:p text:style-name="P31"><text:tab/>B. <text:span text:style-name="T12">BSC</text:span></text:p>
      <text:p text:style-name="P31"><text:tab/>C. <text:span text:style-name="T12">QCHARTS</text:span></text:p>
      <text:p text:style-name="P30"/>
      <text:p text:style-name="P30"/>
      <text:p text:style-name="P30"><text:bookmark text:name="result_box2"/><text:span text:style-name="T44">*** If the results page </text:span><text:span text:style-name="T46">( figure 6-3 )</text:span><text:span text:style-name="T44">, Step 6 </text:span><text:span text:style-name="T23">Host</text:span><text:span text:style-name="T44"> </text:span><text:span text:style-name="T47">( figure 6-2 )</text:span><text:span text:style-name="T45"> </text:span><text:span text:style-name="T44">are usually not set correctly.</text:span> ***</text:p>
      <text:p text:style-name="P30"/>
      <text:p text:style-name="P30"/>
      <text:p text:style-name="P30"/>
      <text:p text:style-name="P30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text:soft-page-break/></text:p>
      <text:p text:style-name="P30"><text:tab/><text:tab/><text:tab/><text:tab/><text:tab/><text:tab/><text:tab/><text:tab/><text:tab/><text:tab/> <text:s text:c="29"/><text:span text:style-name="T48">( figure 6-1 ) <text:s text:c="5"/>: <text:s/></text:span><text:span text:style-name="T52">management Application site page</text:span></text:p>
      <text:p text:style-name="P30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tab/><text:span text:style-name="T48">( figure 6-2 ) <text:s text:c="5"/>: <text:s/></text:span><text:span text:style-name="T52">modify Application site page</text:span></text:p>
      <text:p text:style-name="P30"/>
      <text:p text:style-name="P30"/>
      <text:p text:style-name="P30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span text:style-name="T51">( figure 6-3 ) <text:s text:c="4"/>: <text:s/></text:span><text:span text:style-name="T53">request page fail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5-19T09:09:15.113000000</dc:date>
    <meta:editing-duration>PT56M43S</meta:editing-duration>
    <meta:editing-cycles>116</meta:editing-cycles>
    <meta:generator>LibreOffice/4.2.6.3$Windows_x86 LibreOffice_project/3fd416d4c6db7d3204c17ce57a1d70f6e531ee21</meta:generator>
    <meta:document-statistic meta:table-count="0" meta:image-count="3" meta:object-count="0" meta:page-count="6" meta:paragraph-count="62" meta:word-count="307" meta:character-count="2418" meta:non-whitespace-character-count="2050"/>
  </office:meta>
</office:document-meta>
</file>